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paragraph-rsid="00158b29"/>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fo:letter-spacing="normal"/>
    </style:style>
    <style:style style:name="T3"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 style:family="text">
      <style:text-properties fo:font-variant="normal" fo:text-transform="none" fo:color="#0645ad" style:text-line-through-style="none" style:text-line-through-type="none" style:font-name="sans-serif" fo:font-size="8.25pt" fo:letter-spacing="normal" fo:font-style="normal" style:text-underline-style="none" fo:font-weight="normal" style:text-blinking="false"/>
    </style:style>
    <style:style style:name="T5" style:family="text">
      <style:text-properties fo:font-variant="normal" fo:text-transform="none" fo:color="#ba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6" style:family="text">
      <style:text-properties fo:color="#202122" style:font-name="sans-serif" fo:font-size="10.5pt" fo:letter-spacing="normal" fo:font-style="italic"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ọc có giám sát là một kĩ thuật của ngành học máy để xây dựng một hàm từ cơ sở dữ liệu .Nhiệm vụ của học có giám sát là dự đoán giá trị của hàm cho một đối tượng bất kì là đầu vào đủ điều kiện theo hàm, sau khi đã xem xét dữ liệu tương tự. Để đạt được điều này, chương trình học phải tổng quát hóa từ các dữ liệu sẵn có để dự đoán được những tình huống chưa gặp phải theo một cách "hợp lý"</text:span></text:p>
      <text:p text:style-name="P1"><text:span text:style-name="T1"/></text:p>
      <text:p text:style-name="P2"><text:span text:style-name="T1">Học không có giám sát là là tìm ra một mô hình mà phù hợp với các quan sát.Nó khác biệt với. Học có giám sát ở chỗ là đầu ra đúng tương ứng cho mỗi đầu vào là không biết trước. Trong học không có giám sát, một tập dữ liệu đầu vào được thu thập. Học không có giám sát thường đối xử với các đối tượng đầu vào như là một tập các biến ngẫu nhiên. Sau đó, một mô hình xác suất xuất hiện kết hợp sẽ được xây dựng cho tập dữ liệu đó.</text:span></text:p>
      <text:p text:style-name="P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0T20:38:12.414328060</meta:creation-date>
    <dc:date>2021-02-15T20:09:17.595342475</dc:date>
    <meta:editing-duration>P4DT23H21M4S</meta:editing-duration>
    <meta:editing-cycles>4</meta:editing-cycles>
    <meta:generator>LibreOffice/6.4.6.2$Linux_X86_64 LibreOffice_project/40$Build-2</meta:generator>
    <meta:document-statistic meta:table-count="0" meta:image-count="0" meta:object-count="0" meta:page-count="1" meta:paragraph-count="2" meta:word-count="191" meta:character-count="815" meta:non-whitespace-character-count="626"/>
  </office:meta>
</office:document-meta>
</file>